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" style:family="table-cell" style:parent-style-name="Default" style:data-style-name="N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3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0"/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1" table:visibility="collapse" table:default-cell-style-name="ce1"/>
        <table:table-column table:style-name="co1" table:default-cell-style-name="ce1"/>
        <table:table-column table:style-name="co1" table:visibility="collapse" table:default-cell-style-name="ce1"/>
        <table:table-column table:style-name="co1" table:default-cell-style-name="ce1"/>
        <table:table-column table:style-name="co1" table:default-cell-style-name="ce4"/>
        <table:table-column table:style-name="co1" table:visibility="collapse" table:number-columns-repeated="4" table:default-cell-style-name="ce1"/>
        <table:table-column table:style-name="co1" table:number-columns-repeated="3" table:default-cell-style-name="ce1"/>
        <table:table-column table:style-name="co1" table:visibility="collapse" table:number-columns-repeated="2" table:default-cell-style-name="ce1"/>
        <table:table-column table:style-name="co1" table:number-columns-repeated="1009" table:default-cell-style-name="ce1"/>
        <table:table-row table:style-name="ro1">
          <table:table-cell table:style-name="ce2" office:value-type="string" calcext:value-type="string">
            <text:p>Individu - Code Etudiant</text:p>
          </table:table-cell>
          <table:table-cell table:style-name="ce2" office:value-type="string" calcext:value-type="string">
            <text:p>Individu - Sexe</text:p>
          </table:table-cell>
          <table:table-cell table:style-name="ce2" office:value-type="string" calcext:value-type="string">
            <text:p>Individu - Nom</text:p>
          </table:table-cell>
          <table:table-cell table:style-name="ce2" office:value-type="string" calcext:value-type="string">
            <text:p>Individu - Prénom</text:p>
          </table:table-cell>
          <table:table-cell table:style-name="ce2" office:value-type="string" calcext:value-type="string">
            <text:p>NomPropre</text:p>
          </table:table-cell>
          <table:table-cell table:style-name="ce5" office:value-type="string" calcext:value-type="string">
            <text:p>Naissance - Date</text:p>
          </table:table-cell>
          <table:table-cell table:style-name="ce2" office:value-type="string" calcext:value-type="string">
            <text:p>Nationalité (code)</text:p>
          </table:table-cell>
          <table:table-cell table:style-name="ce2" office:value-type="string" calcext:value-type="string">
            <text:p>Nationalité (lib.)</text:p>
          </table:table-cell>
          <table:table-cell table:style-name="ce2" office:value-type="string" calcext:value-type="string">
            <text:p>IAE - Etape (code)</text:p>
          </table:table-cell>
          <table:table-cell table:style-name="ce2" office:value-type="string" calcext:value-type="string">
            <text:p>IAE - Etape (lib.)</text:p>
          </table:table-cell>
          <table:table-cell table:style-name="ce2" office:value-type="string" calcext:value-type="string">
            <text:p>Nationalité</text:p>
          </table:table-cell>
          <table:table-cell table:style-name="ce2" office:value-type="string" calcext:value-type="string">
            <text:p>Adresse_mail</text:p>
          </table:table-cell>
          <table:table-cell table:style-name="ce2" office:value-type="string" calcext:value-type="string">
            <text:p>VET - Note</text:p>
          </table:table-cell>
          <table:table-cell table:style-name="ce2" office:value-type="string" calcext:value-type="string">
            <text:p>VET - Résultat (code)</text:p>
          </table:table-cell>
          <table:table-cell table:style-name="ce2" office:value-type="string" calcext:value-type="string">
            <text:p>VET - Rang de classement</text:p>
          </table:table-cell>
          <table:table-cell office:value-type="string" calcext:value-type="string">
            <text:p>Résultat</text:p>
          </table:table-cell>
          <table:table-cell office:value-type="string" calcext:value-type="string">
            <text:p>Point Jury</text:p>
          </table:table-cell>
          <table:table-cell office:value-type="string" calcext:value-type="string">
            <text:p>Mention</text:p>
          </table:table-cell>
          <table:table-cell table:number-columns-repeated="1006"/>
        </table:table-row>
        <table:table-row table:style-name="ro1">
          <table:table-cell office:value-type="float" office:value="9595817" calcext:value-type="float">
            <text:p>95958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CHRISTOPHE</text:p>
          </table:table-cell>
          <table:table-cell table:formula="of:=PROPER([.D2])" office:value-type="string" office:string-value="Christophe" calcext:value-type="string">
            <text:p>Christophe</text:p>
          </table:table-cell>
          <table:table-cell office:value-type="date" office:date-value="1979-05-23" calcext:value-type="date">
            <text:p>23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table:formula="of:=LOWER([.H2])" office:value-type="string" office:string-value="francais(e)" calcext:value-type="string">
            <text:p>francais(e)</text:p>
          </table:table-cell>
          <table:table-cell table:formula="of:=LOWER(CONCATENATE(LEFT([.E2];1);&quot;.&quot;;LEFT([.C2];5);&quot;@gmail.com&quot;))" office:value-type="string" office:string-value="c.aniea@gmail.com" calcext:value-type="string">
            <text:p>c.aniea@gmail.co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/>
          <table:table-cell table:formula="of:=IF(AND([.M2]&gt;=9;[.Q2]=1);&quot;Admis par le jury&quot;;&quot;Non Admis&quot;)" office:value-type="string" office:string-value="Admis par le jury" calcext:value-type="string">
            <text:p>Admis par le jury</text:p>
          </table:table-cell>
          <table:table-cell office:value-type="float" office:value="1" calcext:value-type="float">
            <text:p>1</text:p>
          </table:table-cell>
          <table:table-cell table:formula="of:=IF([.M2]&lt;10;&quot;Non Admis&quot;;IF([.M2]&lt;12;&quot;Passable&quot;;IF([.M2]&lt;14; &quot;Assez Bien&quot;;IF([.M2]&lt;16; &quot;Bien&quot;; &quot;Très Bien&quot;))))" office:value-type="string" office:string-value="Bien" calcext:value-type="string">
            <text:p>Bien</text:p>
          </table:table-cell>
          <table:table-cell table:number-columns-repeated="1006"/>
        </table:table-row>
        <table:table-row table:style-name="ro1">
          <table:table-cell office:value-type="float" office:value="10082385" calcext:value-type="float">
            <text:p>100823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table:formula="of:=PROPER([.D3])" office:value-type="string" office:string-value="Ongui" calcext:value-type="string">
            <text:p>Ongui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table:formula="of:=LOWER([.H3])" office:value-type="string" office:string-value="ivoirien(ne)" calcext:value-type="string">
            <text:p>ivoirien(ne)</text:p>
          </table:table-cell>
          <table:table-cell table:formula="of:=LOWER(CONCATENATE(LEFT([.E3];1);&quot;.&quot;;LEFT([.C3];5);&quot;@gmail.com&quot;))" office:value-type="string" office:string-value="o.oueta@gmail.com" calcext:value-type="string">
            <text:p>o.oueta@gmail.com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/>
          <table:table-cell table:formula="of:=IF(AND([.M3]&gt;=9;[.Q3]=1);&quot;Admis par le jury&quot;;&quot;Non Admis&quot;)" office:value-type="string" office:string-value="Non Admis" calcext:value-type="string">
            <text:p>Non Admis</text:p>
          </table:table-cell>
          <table:table-cell office:value-type="float" office:value="0" calcext:value-type="float">
            <text:p>0</text:p>
          </table:table-cell>
          <table:table-cell table:formula="of:=IF([.M3]&lt;10;&quot;Non Admis&quot;;IF([.M3]&lt;12;&quot;Passable&quot;;IF([.M3]&lt;14; &quot;Assez Bien&quot;;IF([.M3]&lt;16; &quot;Bien&quot;; &quot;Très Bien&quot;))))" office:value-type="string" office:string-value="Non Admis" calcext:value-type="string">
            <text:p>Non Admis</text:p>
          </table:table-cell>
          <table:table-cell table:number-columns-repeated="1006"/>
        </table:table-row>
        <table:table-row table:style-name="ro1">
          <table:table-cell office:value-type="float" office:value="9773127" calcext:value-type="float">
            <text:p>9773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table:formula="of:=PROPER([.D4])" office:value-type="string" office:string-value="Ongui" calcext:value-type="string">
            <text:p>Ongui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table:formula="of:=LOWER([.H4])" office:value-type="string" office:string-value="ivoirien(ne)" calcext:value-type="string">
            <text:p>ivoirien(ne)</text:p>
          </table:table-cell>
          <table:table-cell table:formula="of:=LOWER(CONCATENATE(LEFT([.E4];1);&quot;.&quot;;LEFT([.C4];5);&quot;@gmail.com&quot;))" office:value-type="string" office:string-value="o.oueta@gmail.com" calcext:value-type="string">
            <text:p>o.oueta@gmail.com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/>
          <table:table-cell table:formula="of:=IF(AND([.M4]&gt;=9;[.Q4]=1);&quot;Admis par le jury&quot;;&quot;Non Admis&quot;)" office:value-type="string" office:string-value="Non Admis" calcext:value-type="string">
            <text:p>Non Admis</text:p>
          </table:table-cell>
          <table:table-cell office:value-type="float" office:value="0" calcext:value-type="float">
            <text:p>0</text:p>
          </table:table-cell>
          <table:table-cell table:formula="of:=IF([.M4]&lt;10;&quot;Non Admis&quot;;IF([.M4]&lt;12;&quot;Passable&quot;;IF([.M4]&lt;14; &quot;Assez Bien&quot;;IF([.M4]&lt;16; &quot;Bien&quot;; &quot;Très Bien&quot;))))" office:value-type="string" office:string-value="Non Admis" calcext:value-type="string">
            <text:p>Non Admis</text:p>
          </table:table-cell>
          <table:table-cell table:number-columns-repeated="1006"/>
        </table:table-row>
        <table:table-row table:style-name="ro1">
          <table:table-cell office:value-type="float" office:value="9170860" calcext:value-type="float">
            <text:p>9170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DJABC</text:p>
          </table:table-cell>
          <table:table-cell office:value-type="string" calcext:value-type="string">
            <text:p>THIERRY</text:p>
          </table:table-cell>
          <table:table-cell table:formula="of:=PROPER([.D5])" office:value-type="string" office:string-value="Thierry" calcext:value-type="string">
            <text:p>Thierry</text:p>
          </table:table-cell>
          <table:table-cell office:value-type="date" office:date-value="1983-05-19" calcext:value-type="date">
            <text:p>19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table:formula="of:=LOWER([.H5])" office:value-type="string" office:string-value="francais(e)" calcext:value-type="string">
            <text:p>francais(e)</text:p>
          </table:table-cell>
          <table:table-cell table:formula="of:=LOWER(CONCATENATE(LEFT([.E5];1);&quot;.&quot;;LEFT([.C5];5);&quot;@gmail.com&quot;))" office:value-type="string" office:string-value="t.uedja@gmail.com" calcext:value-type="string">
            <text:p>t.uedja@gmail.co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/>
          <table:table-cell table:formula="of:=IF(AND([.M5]&gt;=9;[.Q5]=1);&quot;Admis par le jury&quot;;&quot;Non Admis&quot;)" office:value-type="string" office:string-value="Admis par le jury" calcext:value-type="string">
            <text:p>Admis par le jury</text:p>
          </table:table-cell>
          <table:table-cell table:formula="of:=IF([.M5]&gt;=10;1;0)" office:value-type="float" office:value="1" calcext:value-type="float">
            <text:p>1</text:p>
          </table:table-cell>
          <table:table-cell table:formula="of:=IF([.M5]&lt;10;&quot;Non Admis&quot;;IF([.M5]&lt;12;&quot;Passable&quot;;IF([.M5]&lt;14; &quot;Assez Bien&quot;;IF([.M5]&lt;16; &quot;Bien&quot;; &quot;Très Bien&quot;))))" office:value-type="string" office:string-value="Bien" calcext:value-type="string">
            <text:p>Bien</text:p>
          </table:table-cell>
          <table:table-cell table:number-columns-repeated="1006"/>
        </table:table-row>
        <table:table-row table:style-name="ro1">
          <table:table-cell office:value-type="float" office:value="10936156" calcext:value-type="float">
            <text:p>10936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LOABC</text:p>
          </table:table-cell>
          <table:table-cell office:value-type="string" calcext:value-type="string">
            <text:p>CAROLINE</text:p>
          </table:table-cell>
          <table:table-cell table:formula="of:=PROPER([.D6])" office:value-type="string" office:string-value="Caroline" calcext:value-type="string">
            <text:p>Caroline</text:p>
          </table:table-cell>
          <table:table-cell office:value-type="date" office:date-value="1984-01-25" calcext:value-type="date">
            <text:p>25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</text:p>
          </table:table-cell>
          <table:table-cell office:value-type="string" calcext:value-type="string">
            <text:p>DU MEDECINE MONTAGNE</text:p>
          </table:table-cell>
          <table:table-cell table:formula="of:=LOWER([.H6])" office:value-type="string" office:string-value="francais(e)" calcext:value-type="string">
            <text:p>francais(e)</text:p>
          </table:table-cell>
          <table:table-cell table:formula="of:=LOWER(CONCATENATE(LEFT([.E6];1);&quot;.&quot;;LEFT([.C6];5);&quot;@gmail.com&quot;))" office:value-type="string" office:string-value="c.irloa@gmail.com" calcext:value-type="string">
            <text:p>c.irloa@gmail.co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/>
          <table:table-cell table:formula="of:=IF(AND([.M6]&gt;=9;[.Q6]=1);&quot;Admis par le jury&quot;;&quot;Non Admis&quot;)" office:value-type="string" office:string-value="Admis par le jury" calcext:value-type="string">
            <text:p>Admis par le jury</text:p>
          </table:table-cell>
          <table:table-cell table:formula="of:=IF([.M6]&gt;=10;1;0)" office:value-type="float" office:value="1" calcext:value-type="float">
            <text:p>1</text:p>
          </table:table-cell>
          <table:table-cell table:formula="of:=IF([.M6]&lt;10;&quot;Non Admis&quot;;IF([.M6]&lt;12;&quot;Passable&quot;;IF([.M6]&lt;14; &quot;Assez Bien&quot;;IF([.M6]&lt;16; &quot;Bien&quot;; &quot;Très Bien&quot;))))" office:value-type="string" office:string-value="Très Bien" calcext:value-type="string">
            <text:p>Très Bien</text:p>
          </table:table-cell>
          <table:table-cell table:number-columns-repeated="1006"/>
        </table:table-row>
        <table:table-row table:style-name="ro1">
          <table:table-cell office:value-type="float" office:value="11158682" calcext:value-type="float">
            <text:p>11158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OUABC</text:p>
          </table:table-cell>
          <table:table-cell office:value-type="string" calcext:value-type="string">
            <text:p>FADILA</text:p>
          </table:table-cell>
          <table:table-cell table:formula="of:=PROPER([.D7])" office:value-type="string" office:string-value="Fadila" calcext:value-type="string">
            <text:p>Fadila</text:p>
          </table:table-cell>
          <table:table-cell office:value-type="date" office:date-value="1971-03-19" calcext:value-type="date">
            <text:p>19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table:formula="of:=LOWER([.H7])" office:value-type="string" office:string-value="francais(e)" calcext:value-type="string">
            <text:p>francais(e)</text:p>
          </table:table-cell>
          <table:table-cell table:formula="of:=LOWER(CONCATENATE(LEFT([.E7];1);&quot;.&quot;;LEFT([.C7];5);&quot;@gmail.com&quot;))" office:value-type="string" office:string-value="f.edoua@gmail.com" calcext:value-type="string">
            <text:p>f.edoua@gmail.com</text:p>
          </table:table-cell>
          <table:table-cell office:value-type="float" office:value="14.21" calcext:value-type="float">
            <text:p>14,21</text:p>
          </table:table-cell>
          <table:table-cell office:value-type="string" calcext:value-type="string">
            <text:p>ADM</text:p>
          </table:table-cell>
          <table:table-cell/>
          <table:table-cell table:formula="of:=IF(AND([.M7]&gt;=9;[.Q7]=1);&quot;Admis par le jury&quot;;&quot;Non Admis&quot;)" office:value-type="string" office:string-value="Admis par le jury" calcext:value-type="string">
            <text:p>Admis par le jury</text:p>
          </table:table-cell>
          <table:table-cell table:formula="of:=IF([.M7]&gt;=10;1;0)" office:value-type="float" office:value="1" calcext:value-type="float">
            <text:p>1</text:p>
          </table:table-cell>
          <table:table-cell table:formula="of:=IF([.M7]&lt;10;&quot;Non Admis&quot;;IF([.M7]&lt;12;&quot;Passable&quot;;IF([.M7]&lt;14; &quot;Assez Bien&quot;;IF([.M7]&lt;16; &quot;Bien&quot;; &quot;Très Bien&quot;))))" office:value-type="string" office:string-value="Bien" calcext:value-type="string">
            <text:p>Bien</text:p>
          </table:table-cell>
          <table:table-cell table:number-columns-repeated="1006"/>
        </table:table-row>
        <table:table-row table:style-name="ro1">
          <table:table-cell office:value-type="float" office:value="9695982" calcext:value-type="float">
            <text:p>9695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table:formula="of:=PROPER([.D8])" office:value-type="string" office:string-value="Dalila" calcext:value-type="string">
            <text:p>Dalila</text:p>
          </table:table-cell>
          <table:table-cell office:value-type="date" office:date-value="1973-10-12" calcext:value-type="date">
            <text:p>1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table:formula="of:=LOWER([.H8])" office:value-type="string" office:string-value="francais(e)" calcext:value-type="string">
            <text:p>francais(e)</text:p>
          </table:table-cell>
          <table:table-cell table:formula="of:=LOWER(CONCATENATE(LEFT([.E8];1);&quot;.&quot;;LEFT([.C8];5);&quot;@gmail.com&quot;))" office:value-type="string" office:string-value="d.akiab@gmail.com" calcext:value-type="string">
            <text:p>d.akiab@gmail.com</text:p>
          </table:table-cell>
          <table:table-cell office:value-type="float" office:value="1.375" calcext:value-type="float">
            <text:p>1,375</text:p>
          </table:table-cell>
          <table:table-cell office:value-type="string" calcext:value-type="string">
            <text:p>AJ</text:p>
          </table:table-cell>
          <table:table-cell/>
          <table:table-cell table:formula="of:=IF(AND([.M8]&gt;=9;[.Q8]=1);&quot;Admis par le jury&quot;;&quot;Non Admis&quot;)" office:value-type="string" office:string-value="Non Admis" calcext:value-type="string">
            <text:p>Non Admis</text:p>
          </table:table-cell>
          <table:table-cell table:formula="of:=IF([.M8]&gt;=10;1;0)" office:value-type="float" office:value="0" calcext:value-type="float">
            <text:p>0</text:p>
          </table:table-cell>
          <table:table-cell table:formula="of:=IF([.M8]&lt;10;&quot;Non Admis&quot;;IF([.M8]&lt;12;&quot;Passable&quot;;IF([.M8]&lt;14; &quot;Assez Bien&quot;;IF([.M8]&lt;16; &quot;Bien&quot;; &quot;Très Bien&quot;))))" office:value-type="string" office:string-value="Non Admis" calcext:value-type="string">
            <text:p>Non Admis</text:p>
          </table:table-cell>
          <table:table-cell table:number-columns-repeated="1006"/>
        </table:table-row>
        <table:table-row table:style-name="ro1">
          <table:table-cell office:value-type="float" office:value="9627468" calcext:value-type="float">
            <text:p>96274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table:formula="of:=PROPER([.D9])" office:value-type="string" office:string-value="Dalila" calcext:value-type="string">
            <text:p>Dalila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table:formula="of:=LOWER([.H9])" office:value-type="string" office:string-value="francais(e)" calcext:value-type="string">
            <text:p>francais(e)</text:p>
          </table:table-cell>
          <table:table-cell table:formula="of:=LOWER(CONCATENATE(LEFT([.E9];1);&quot;.&quot;;LEFT([.C9];5);&quot;@gmail.com&quot;))" office:value-type="string" office:string-value="d.akiab@gmail.com" calcext:value-type="string">
            <text:p>d.akiab@gmail.com</text:p>
          </table:table-cell>
          <table:table-cell office:value-type="float" office:value="3.042" calcext:value-type="float">
            <text:p>3,042</text:p>
          </table:table-cell>
          <table:table-cell office:value-type="string" calcext:value-type="string">
            <text:p>AJ</text:p>
          </table:table-cell>
          <table:table-cell/>
          <table:table-cell table:formula="of:=IF(AND([.M9]&gt;=9;[.Q9]=1);&quot;Admis par le jury&quot;;&quot;Non Admis&quot;)" office:value-type="string" office:string-value="Non Admis" calcext:value-type="string">
            <text:p>Non Admis</text:p>
          </table:table-cell>
          <table:table-cell table:formula="of:=IF([.M9]&gt;=10;1;0)" office:value-type="float" office:value="0" calcext:value-type="float">
            <text:p>0</text:p>
          </table:table-cell>
          <table:table-cell table:formula="of:=IF([.M9]&lt;10;&quot;Non Admis&quot;;IF([.M9]&lt;12;&quot;Passable&quot;;IF([.M9]&lt;14; &quot;Assez Bien&quot;;IF([.M9]&lt;16; &quot;Bien&quot;; &quot;Très Bien&quot;))))" office:value-type="string" office:string-value="Non Admis" calcext:value-type="string">
            <text:p>Non Admis</text:p>
          </table:table-cell>
          <table:table-cell table:number-columns-repeated="1006"/>
        </table:table-row>
        <table:table-row table:style-name="ro1">
          <table:table-cell office:value-type="float" office:value="11004691" calcext:value-type="float">
            <text:p>11004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RAABC</text:p>
          </table:table-cell>
          <table:table-cell office:value-type="string" calcext:value-type="string">
            <text:p>AILA</text:p>
          </table:table-cell>
          <table:table-cell table:formula="of:=PROPER([.D10])" office:value-type="string" office:string-value="Aila" calcext:value-type="string">
            <text:p>Aila</text:p>
          </table:table-cell>
          <table:table-cell office:value-type="date" office:date-value="1978-02-14" calcext:value-type="date">
            <text:p>1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table:formula="of:=LOWER([.H10])" office:value-type="string" office:string-value="francais(e)" calcext:value-type="string">
            <text:p>francais(e)</text:p>
          </table:table-cell>
          <table:table-cell table:formula="of:=LOWER(CONCATENATE(LEFT([.E10];1);&quot;.&quot;;LEFT([.C10];5);&quot;@gmail.com&quot;))" office:value-type="string" office:string-value="a.edraa@gmail.com" calcext:value-type="string">
            <text:p>a.edraa@gmail.co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/>
          <table:table-cell table:formula="of:=IF(AND([.M10]&gt;=9;[.Q10]=1);&quot;Admis par le jury&quot;;&quot;Non Admis&quot;)" office:value-type="string" office:string-value="Admis par le jury" calcext:value-type="string">
            <text:p>Admis par le jury</text:p>
          </table:table-cell>
          <table:table-cell table:formula="of:=IF([.M10]&gt;=10;1;0)" office:value-type="float" office:value="1" calcext:value-type="float">
            <text:p>1</text:p>
          </table:table-cell>
          <table:table-cell table:formula="of:=IF([.M10]&lt;10;&quot;Non Admis&quot;;IF([.M10]&lt;12;&quot;Passable&quot;;IF([.M10]&lt;14; &quot;Assez Bien&quot;;IF([.M10]&lt;16; &quot;Bien&quot;; &quot;Très Bien&quot;))))" office:value-type="string" office:string-value="Assez Bien" calcext:value-type="string">
            <text:p>Assez Bien</text:p>
          </table:table-cell>
          <table:table-cell table:number-columns-repeated="1006"/>
        </table:table-row>
        <table:table-row table:style-name="ro1">
          <table:table-cell office:value-type="float" office:value="10751415" calcext:value-type="float">
            <text:p>107514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LYDIE</text:p>
          </table:table-cell>
          <table:table-cell table:formula="of:=PROPER([.D11])" office:value-type="string" office:string-value="Lydie" calcext:value-type="string">
            <text:p>Lydie</text:p>
          </table:table-cell>
          <table:table-cell office:value-type="date" office:date-value="1978-08-04" calcext:value-type="date">
            <text:p>04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IIS5</text:p>
          </table:table-cell>
          <table:table-cell office:value-type="string" calcext:value-type="string">
            <text:p>Lic Sc Educ IIST an3(CAFE</text:p>
          </table:table-cell>
          <table:table-cell table:formula="of:=LOWER([.H11])" office:value-type="string" office:string-value="francais(e)" calcext:value-type="string">
            <text:p>francais(e)</text:p>
          </table:table-cell>
          <table:table-cell table:formula="of:=LOWER(CONCATENATE(LEFT([.E11];1);&quot;.&quot;;LEFT([.C11];5);&quot;@gmail.com&quot;))" office:value-type="string" office:string-value="l.ossea@gmail.com" calcext:value-type="string">
            <text:p>l.ossea@gmail.co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/>
          <table:table-cell table:formula="of:=IF(AND([.M11]&gt;=9;[.Q11]=1);&quot;Admis par le jury&quot;;&quot;Non Admis&quot;)" office:value-type="string" office:string-value="Admis par le jury" calcext:value-type="string">
            <text:p>Admis par le jury</text:p>
          </table:table-cell>
          <table:table-cell table:formula="of:=IF([.M11]&gt;=10;1;0)" office:value-type="float" office:value="1" calcext:value-type="float">
            <text:p>1</text:p>
          </table:table-cell>
          <table:table-cell table:formula="of:=IF([.M11]&lt;10;&quot;Non Admis&quot;;IF([.M11]&lt;12;&quot;Passable&quot;;IF([.M11]&lt;14; &quot;Assez Bien&quot;;IF([.M11]&lt;16; &quot;Bien&quot;; &quot;Très Bien&quot;))))" office:value-type="string" office:string-value="Bien" calcext:value-type="string">
            <text:p>Bien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ait</meta:initial-creator>
    <meta:creation-date>2012-03-20T10:13:06Z</meta:creation-date>
    <dc:date>2023-09-30T16:41:40.718792302</dc:date>
    <meta:print-date>2012-03-25T21:46:08Z</meta:print-date>
    <meta:editing-duration>PT21M33S</meta:editing-duration>
    <meta:editing-cycles>4</meta:editing-cycles>
    <meta:document-statistic meta:table-count="1" meta:cell-count="188" meta:object-count="0"/>
  </office:meta>
</office:document-meta>
</file>